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color="#000000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/>
    </style:style>
    <style:style style:name="T4" style:family="text">
      <style:text-properties fo:color="#ff33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askell workshop</text:p>
            <text:p>Part 3 – More interesting funct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It's been a while...</text:p>
          </draw:text-box>
        </draw:frame>
        <draw:frame presentation:style-name="pr4" draw:layer="layout" svg:width="25.199cm" svg:height="16.631cm" svg:x="1.452cm" svg:y="4.006cm" presentation:class="outline" presentation:user-transformed="true">
          <draw:text-box>
            <text:list text:style-name="L2">
              <text:list-item>
                <text:p text:id="id1"><text:span text:style-name="T1">1 – Simple functions, lists and tuples</text:span></text:p>
                <text:list>
                  <text:list-item>
                    <text:p text:id="id2"><text:span text:style-name="T1">square, double, [1,2,3], (“hello”, 12.32), head, fst</text:span></text:p>
                  </text:list-item>
                </text:list>
              </text:list-item>
              <text:list-item>
                <text:p text:id="id3"><text:span text:style-name="T1">2 – Using types and type classes</text:span></text:p>
                <text:list>
                  <text:list-item>
                    <text:p text:id="id4"><text:span text:style-name="T1">square :: (Num a) =&gt; a -&gt; a</text:span></text:p>
                  </text:list-item>
                </text:list>
              </text:list-item>
              <text:list-item>
                <text:p text:id="id5"><text:span text:style-name="T2">3 – Syntax in more interesting functions</text:span></text:p>
              </text:list-item>
              <text:list-item>
                <text:p text:id="id6"><text:span text:style-name="T3">4 – Higher order functions</text:span></text:p>
              </text:list-item>
              <text:list-item>
                <text:p text:id="id7"><text:span text:style-name="T3">5 – Writing our own types</text:span></text:p>
              </text:list-item>
              <text:list-item>
                <text:p text:id="id8"><text:span text:style-name="T3">6 – I/O</text:span></text:p>
              </text:list-item>
              <text:list-item>
                <text:p text:id="id9"><text:span text:style-name="T4">7 – Functors, applicative functors and Monoids</text:span></text:p>
              </text:list-item>
              <text:list-item>
                <text:p text:id="id10"><text:span text:style-name="T4">8 – …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opics</text:p>
          </draw:text-box>
        </draw:frame>
        <draw:frame presentation:style-name="pr4" draw:layer="layout" svg:width="25.199cm" svg:height="14.2cm" svg:x="1.4cm" svg:y="4.914cm" presentation:class="outline" presentation:user-transformed="true">
          <draw:text-box>
            <text:list text:style-name="L2">
              <text:list-item>
                <text:p text:id="id11">Pattern matching</text:p>
                <text:list>
                  <text:list-item>
                    <text:p text:id="id12">How it works</text:p>
                  </text:list-item>
                  <text:list-item>
                    <text:p text:id="id13">deconstructing using constructors</text:p>
                  </text:list-item>
                </text:list>
              </text:list-item>
              <text:list-item>
                <text:p text:id="id14">Guards</text:p>
              </text:list-item>
              <text:list-item>
                <text:p text:id="id15">let, where</text:p>
              </text:list-item>
              <text:list-item>
                <text:p text:id="id16">if, case</text:p>
              </text:list-item>
              <text:list-item>
                <text:p text:id="id17">Our first function that does more than square something</text:p>
                <text:list>
                  <text:list-item>
                    <text:p text:id="id18">Checking a valid move in a card ga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4.895cm" svg:x="1.4cm" svg:y="4.914cm" presentation:class="outline" presentation:user-transformed="true">
          <draw:text-box>
            <text:p text:id="id19">Print “Hit” if number is 7, print “<text:span text:style-name="T5">number</text:span> is not 7” otherwise</text:p>
            <text:p/>
            <text:p text:id="id20">numIsSeven 3</text:p>
            <text:p text:id="id21">“3 is not 7”</text:p>
            <text:p text:id="id22">numIsSeven 7</text:p>
            <text:p text:id="id23">“Hit”</text:p>
            <text:p text:id="id24">numIsSeven 12</text:p>
            <text:p text:id="id25">“12 is not 7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id="id26"><text:span text:style-name="T1">numIsSeven :: Int -&gt; String</text:span></text:p>
            <text:p text:id="id27">numIsSeven 7 = “Hit”</text:p>
            <text:p text:id="id28">numIsSeven x = show x ++ “ is not 7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id="id29">Matches input from top to bottom</text:p>
                <text:list>
                  <text:list-item>
                    <text:p text:id="id30">When a match found evaluates and returns expression on the right</text:p>
                  </text:list-item>
                  <text:list-item>
                    <text:p text:id="id31">Must be exhaustive, otherwise possible runtime error</text:p>
                    <text:list>
                      <text:list-item>
                        <text:p text:id="id32">Try without the second lin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text-style-name="P1" draw:layer="layout" svg:width="25.199cm" svg:height="14.895cm" svg:x="1.4cm" svg:y="4.914cm" presentation:class="outline" presentation:user-transformed="true">
          <draw:text-box>
            <text:p text:id="id33"><text:span text:style-name="T6">Print numbers 1 to 5 as a word, or some message if not 1 to 5.</text:span></text:p>
            <text:p><text:span text:style-name="T6"/></text:p>
            <text:p text:id="id34"><text:span text:style-name="T6">printNum 1</text:span></text:p>
            <text:p text:id="id35"><text:span text:style-name="T6">“</text:span><text:span text:style-name="T6">One”</text:span></text:p>
            <text:p text:id="id36"><text:span text:style-name="T6">printNum 3</text:span></text:p>
            <text:p text:id="id37"><text:span text:style-name="T6">“</text:span><text:span text:style-name="T6">Three”</text:span></text:p>
            <text:p text:id="id38"><text:span text:style-name="T6">printNum 12</text:span></text:p>
            <text:p text:id="id39"><text:span text:style-name="T6">“</text:span><text:span text:style-name="T6">12 is not between 1 and 5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 text:id="id40"><text:span text:style-name="T1">printNum :: Int -&gt; String <text:s/></text:span></text:p>
            <text:p text:id="id41">printNum 1 = "One" <text:s/></text:p>
            <text:p text:id="id42">printNum 2 = "Two" <text:s/></text:p>
            <text:p text:id="id43">printNum 3 = "Three" <text:s/></text:p>
            <text:p text:id="id44">printNum 4 = "Four" <text:s/></text:p>
            <text:p text:id="id45">printNum 5 = "Five" <text:s/></text:p>
            <text:p text:id="id46">printNum x = show x ++ " is not between 1 and 5"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47">We can refer to the names used in the pattern on the LHS in the expression on the RHS</text:p>
              </text:list-item>
              <text:list-item>
                <text:p text:id="id48">If we don't want to make use of an input argument, we can use _ on the left hand sid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1">printNum :: Int -&gt; String <text:s/></text:span></text:p>
            <text:p><text:span text:style-name="T6">printNum 1 = "One!" <text:s/></text:span></text:p>
            <text:p><text:span text:style-name="T6">printNum 2 = "Two!" <text:s/></text:span></text:p>
            <text:p><text:span text:style-name="T6">printNum 3 = "Three!" <text:s/></text:span></text:p>
            <text:p><text:span text:style-name="T6">printNum 4 = "Four!" <text:s/></text:span></text:p>
            <text:p><text:span text:style-name="T6">printNum 5 = "Five!" <text:s/></text:span></text:p>
            <text:p><text:span text:style-name="T6">printNum x = show x ++ " is not between 1 and 5"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 with _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1">printNum :: Int -&gt; String <text:s/></text:span></text:p>
            <text:p>printNum 1 = "One!" <text:s/></text:p>
            <text:p>printNum 2 = "Two!" <text:s/></text:p>
            <text:p>printNum 3 = "Three!" <text:s/></text:p>
            <text:p>printNum 4 = "Four!" <text:s/></text:p>
            <text:p>printNum 5 = "Five!" <text:s/></text:p>
            <text:p>printNum _ = "It's not between 1 and 5" 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HS can include function calls</text:p>
          </draw:text-box>
        </draw:frame>
        <draw:frame presentation:style-name="pr4" draw:layer="layout" svg:width="25.199cm" svg:height="14.565cm" svg:x="1.4cm" svg:y="4.914cm" presentation:class="outline" presentation:user-transformed="true">
          <draw:text-box>
            <text:list text:style-name="L2">
              <text:list-item>
                <text:p text:id="id49">Including recursion</text:p>
              </text:list-item>
            </text:list>
            <text:p/>
            <text:p text:id="id50"><text:span text:style-name="T1">factorial :: Integer -&gt; Integer <text:s/></text:span></text:p>
            <text:p text:id="id51">factorial 0 = 1 <text:s/></text:p>
            <text:p text:id="id52">factorial n = n * factorial (n - 1) </text:p>
            <text:p/>
            <text:list text:continue-numbering="true" text:style-name="L2">
              <text:list-item>
                <text:p text:id="id53">There is no for or while loop </text:p>
                <text:list>
                  <text:list-item>
                    <text:p text:id="id54">Functional style uses recursion, or higher order functions on lists (later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Deconstructing constructors</text:p>
          </draw:text-box>
        </draw:frame>
        <draw:frame presentation:style-name="pr4" draw:layer="layout" svg:width="25.199cm" svg:height="17.102cm" svg:x="1.4cm" svg:y="4.914cm" presentation:class="outline" presentation:user-transformed="true">
          <draw:text-box>
            <text:list text:style-name="L2">
              <text:list-item>
                <text:p text:id="id55">Implement our own head function (without using 'head')</text:p>
                <text:list>
                  <text:list-item>
                    <text:p text:id="id56">Type?</text:p>
                  </text:list-item>
                </text:list>
              </text:list-item>
            </text:list>
            <text:p text:id="id57"><text:span text:style-name="T1">newHead :: [a] -&gt; a</text:span></text:p>
            <text:list text:continue-numbering="true" text:style-name="L2">
              <text:list-item>
                <text:list>
                  <text:list-item>
                    <text:p text:id="id58">How to pattern match argument?</text:p>
                  </text:list-item>
                  <text:list-item>
                    <text:p text:id="id59">How do we add an item to a list?</text:p>
                  </text:list-item>
                  <text:list-item>
                    <text:p text:id="id60">We need to reverse the process...</text:p>
                  </text:list-item>
                </text:list>
              </text:list-item>
            </text:list>
            <text:p text:id="id61">newHead (first:rest) = first</text:p>
            <text:list text:continue-numbering="true" text:style-name="L2">
              <text:list-item>
                <text:list>
                  <text:list-item>
                    <text:p text:id="id62">But we're not making use of rest...</text:p>
                  </text:list-item>
                </text:list>
              </text:list-item>
            </text:list>
            <text:p text:id="id63">newHead (first:_) = first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constructing constructors</text:p>
          </draw:text-box>
        </draw:frame>
        <draw:frame presentation:style-name="pr4" draw:layer="layout" svg:width="25.199cm" svg:height="16.896cm" svg:x="1.4cm" svg:y="4.914cm" presentation:class="outline" presentation:user-transformed="true">
          <draw:text-box>
            <text:list text:style-name="L2">
              <text:list-item>
                <text:p text:id="id64">What if we call...</text:p>
                <text:list>
                  <text:list-item>
                    <text:p text:id="id65">newHead []</text:p>
                  </text:list-item>
                </text:list>
              </text:list-item>
            </text:list>
            <text:p/>
            <text:p text:id="id66">newHead [] = ???</text:p>
            <text:p/>
            <text:p text:id="id67">newHead [] = error “newHead on empty list"</text:p>
            <text:p/>
            <text:list text:continue-numbering="true" text:style-name="L2">
              <text:list-item>
                <text:p text:id="id68">Not much better... 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<text:span text:style-name="T2">Maybe</text:span> is <text:span text:style-name="T2">Just</text:span> something, or <text:span text:style-name="T2">Nothing</text:span></text:p>
          </draw:text-box>
        </draw:frame>
        <draw:frame presentation:style-name="pr4" draw:layer="layout" svg:width="25.199cm" svg:height="14.965cm" svg:x="1.4cm" svg:y="4.914cm" presentation:class="outline" presentation:user-transformed="true">
          <draw:text-box>
            <text:p text:id="id69"><text:span text:style-name="T1">newHead :: [a] -&gt; Maybe a</text:span></text:p>
            <text:p text:id="id70">newHead [] = Nothing</text:p>
            <text:p text:id="id71">newHead (first:_) = Just first</text:p>
            <text:p/>
            <text:list text:style-name="L2">
              <text:list-item>
                <text:p text:id="id72">:t Nothing, t: Just</text:p>
              </text:list-item>
              <text:list-item>
                <text:p text:id="id73"><text:span text:style-name="T2">Maybe</text:span> is a <text:span text:style-name="T5">type constructor</text:span></text:p>
              </text:list-item>
              <text:list-item>
                <text:p text:id="id74">We'll come back to <text:span text:style-name="T2">Maybe</text:span></text:p>
                <text:list>
                  <text:list-item>
                    <text:p text:id="id75">When we look at creating our own types</text:p>
                  </text:list-item>
                  <text:list-item>
                    <text:p text:id="id76">If we get to Mona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ack to pattern matchi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77">Remember fst and snd</text:p>
              </text:list-item>
              <text:list-item>
                <text:p text:id="id78">We want to write our own 'first', 'second', and include 'third'</text:p>
              </text:list-item>
            </text:list>
            <text:p/>
            <text:p text:id="id79">first (2, “hello”, 2.4) = 2</text:p>
            <text:p text:id="id80">second (“world”, 2.11, 'e') = 2.11</text:p>
            <text:p text:id="id81">third (“bah”, 100, [2,4,6]) = [2,4,6]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irst, second, third</text:p>
          </draw:text-box>
        </draw:frame>
        <draw:frame presentation:style-name="pr4" draw:layer="layout" svg:width="25.199cm" svg:height="15.671cm" svg:x="1.4cm" svg:y="4.914cm" presentation:class="outline" presentation:user-transformed="true">
          <draw:text-box>
            <text:list text:style-name="L2">
              <text:list-item>
                <text:p text:id="id82">What's the type of first?</text:p>
                <text:list>
                  <text:list-item>
                    <text:p text:id="id83" text:style-name="P3"><text:span text:style-name="T1">first :: (a, b, c) -&gt; a</text:span></text:p>
                  </text:list-item>
                </text:list>
              </text:list-item>
              <text:list-item>
                <text:p text:id="id84" text:style-name="P3">How do we implement it?</text:p>
                <text:list>
                  <text:list-item>
                    <text:p text:id="id85" text:style-name="P3">first (x, _, _) = x</text:p>
                  </text:list-item>
                </text:list>
              </text:list-item>
              <text:list-item>
                <text:p text:id="id86" text:style-name="P3">How about second?</text:p>
                <text:list>
                  <text:list-item>
                    <text:p text:id="id87" text:style-name="P3"><text:span text:style-name="T1">second :: (a, b, c) -&gt; b</text:span></text:p>
                  </text:list-item>
                  <text:list-item>
                    <text:p text:id="id88" text:style-name="P3">second (_, y, _) = y</text:p>
                  </text:list-item>
                </text:list>
              </text:list-item>
              <text:list-item>
                <text:p text:id="id89" text:style-name="P3">Third</text:p>
                <text:list>
                  <text:list-item>
                    <text:p text:id="id90" text:style-name="P3"><text:span text:style-name="T1">third :: (a, b, c) -&gt; c</text:span></text:p>
                  </text:list-item>
                  <text:list-item>
                    <text:p text:id="id91" text:style-name="P3">third (_, _, z) = z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uard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92">What if I can't exactly match the arguments</text:p>
              </text:list-item>
              <text:list-item>
                <text:p text:id="id93">But I need to test some property of the input</text:p>
              </text:list-item>
              <text:list-item>
                <text:p text:id="id94">I want a function that takes a number</text:p>
                <text:list>
                  <text:list-item>
                    <text:p text:id="id95">if the number is &lt;= 10.25 I'll print “x &lt;= 10.25”</text:p>
                  </text:list-item>
                  <text:list-item>
                    <text:p text:id="id96">otherwise if its &lt;= 20.75 I'll print “10.25 &lt; x &lt;= 20.75”</text:p>
                  </text:list-item>
                  <text:list-item>
                    <text:p text:id="id97">otherwise I'll print “x &gt; 20.75”</text:p>
                  </text:list-item>
                </text:list>
              </text:list-item>
              <text:list-item>
                <text:p text:id="id98">How could I pattern match thi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uards</text:p>
          </draw:text-box>
        </draw:frame>
        <draw:frame presentation:style-name="pr4" draw:layer="layout" svg:width="26.851cm" svg:height="13.609cm" svg:x="0.649cm" svg:y="4.888cm" presentation:class="outline" presentation:user-transformed="true">
          <draw:text-box>
            <text:p text:id="id99"><text:span text:style-name="T1">guardFunc :: Float -&gt; String</text:span></text:p>
            <text:p text:id="id100">guardFunc n </text:p>
            <text:p text:id="id101"><text:s text:c="4"/><text:span text:style-name="T3">| n &lt;= 10.25</text:span> = show n ++ “ &lt;= 10.25”</text:p>
            <text:p text:id="id102"><text:s text:c="3"/><text:span text:style-name="T3"><text:s/></text:span><text:span text:style-name="T3">| n &lt;= 20.75</text:span> = “10.25 &lt; “ ++ show n ++ “ &lt;= 20.75”</text:p>
            <text:p text:id="id103"><text:s text:c="2"/><text:span text:style-name="T3"><text:s text:c="2"/></text:span><text:span text:style-name="T3">| otherwise</text:span> <text:s/>= show n ++ “ &gt; 20.75”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uar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104">Allow list of predicates (Boolean expressions) <text:s/>on your arguments</text:p>
                <text:list>
                  <text:list-item>
                    <text:p text:id="id105">the first match will evaluate the RHS expression</text:p>
                  </text:list-item>
                  <text:list-item>
                    <text:p text:id="id106">Must have a catch all</text:p>
                  </text:list-item>
                </text:list>
              </text:list-item>
              <text:list-item>
                <text:p text:id="id107">Used when you have a predicate over your arguments, or when you can't match</text:p>
                <text:list>
                  <text:list-item>
                    <text:p text:id="id108">But are also used to write more concise co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et</text:p>
          </draw:text-box>
        </draw:frame>
        <draw:frame presentation:style-name="pr4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 text:id="id109">Do some stuff you want to refer to in your expression</text:p>
              </text:list-item>
            </text:list>
            <text:p/>
            <text:p text:id="id110"><text:span text:style-name="T1">addSqToDb :: Int -&gt; Int -&gt; Int</text:span></text:p>
            <text:p text:id="id111">addSqToDb x y = let sqx = x * x</text:p>
            <text:p text:id="id112"><text:s text:c="34"/>dby = y + y</text:p>
            <text:p text:id="id113"><text:s text:c="29"/>in sqx + dby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er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14">Add some stuff you want to use after your expression</text:p>
              </text:list-item>
            </text:list>
            <text:p/>
            <text:p text:id="id115"><text:span text:style-name="T1">addSqToDb :: Int -&gt; Int -&gt; Int</text:span></text:p>
            <text:p text:id="id116">addSqToDb x y = sqx + dby</text:p>
            <text:p text:id="id117"><text:s text:c="4"/>where sqx = x * x</text:p>
            <text:p text:id="id118"><text:s text:c="15"/>dby = y + y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f, cas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119">Generally pattern matching and guards are preferred</text:p>
              </text:list-item>
              <text:list-item>
                <text:p text:id="id120">But if and case are the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uard</text:p>
          </draw:text-box>
        </draw:frame>
        <draw:frame presentation:style-name="pr4" draw:layer="layout" svg:width="26.6cm" svg:height="13.609cm" svg:x="1.4cm" svg:y="4.914cm" presentation:class="outline" presentation:user-transformed="true">
          <draw:text-box>
            <text:p><text:span text:style-name="T1">guardFunc :: Float -&gt; String</text:span></text:p>
            <text:p>guardFunc n </text:p>
            <text:p><text:s text:c="4"/><text:span text:style-name="T3">| n &lt;= 10.25</text:span> = show n ++ “ &lt;= 10.25”</text:p>
            <text:p><text:s text:c="3"/><text:span text:style-name="T3"><text:s/></text:span><text:span text:style-name="T3">| n &lt;= 20.75</text:span> = “10.25 &lt; “ ++ show n ++ “ &lt;= 20.75”</text:p>
            <text:p><text:s text:c="2"/><text:span text:style-name="T3"><text:s text:c="2"/></text:span><text:span text:style-name="T3">| otherwise</text:span> <text:s/>= show n ++ “ &gt; 20.75”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f</text:p>
          </draw:text-box>
        </draw:frame>
        <draw:frame presentation:style-name="pr4" draw:layer="layout" svg:width="26.1cm" svg:height="13.609cm" svg:x="1.4cm" svg:y="4.914cm" presentation:class="outline" presentation:user-transformed="true">
          <draw:text-box>
            <text:p><text:span text:style-name="T1">guardFunc :: Float -&gt; String</text:span></text:p>
            <text:p>guardFunc n <text:span text:style-name="T3">= </text:span></text:p>
            <text:p><text:s text:c="4"/><text:span text:style-name="T3">if n &lt;= 10.25 </text:span></text:p>
            <text:p><text:span text:style-name="T3"><text:s text:c="8"/></text:span><text:span text:style-name="T3">then</text:span> show n ++ “ &lt;= 10.25”</text:p>
            <text:p><text:s text:c="3"/><text:span text:style-name="T3"><text:s text:c="5"/></text:span><text:span text:style-name="T3">else if n &lt;= 20.75 </text:span></text:p>
            <text:p><text:span text:style-name="T3"><text:s text:c="12"/></text:span><text:span text:style-name="T3">then</text:span> “10.25 &lt; “ ++ show n ++ “ &lt;= 20.75”</text:p>
            <text:p><text:s text:c="2"/><text:span text:style-name="T3"><text:s text:c="10"/></text:span><text:span text:style-name="T3">else</text:span> show n ++ “ &gt; 20.75”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attern matchi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1">printNum :: Int -&gt; String <text:s/></text:span></text:p>
            <text:p>printNum 1 = "One!" <text:s/></text:p>
            <text:p>printNum 2 = "Two!" <text:s/></text:p>
            <text:p>printNum 3 = "Three!" <text:s/></text:p>
            <text:p>printNum 4 = "Four!" <text:s/></text:p>
            <text:p>printNum 5 = "Five!" <text:s/></text:p>
            <text:p>printNum _ = "It's not between 1 and 5" 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ase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p><text:span text:style-name="T1">printNum :: Int -&gt; String <text:s/></text:span></text:p>
            <text:p>printNum <text:span text:style-name="T3">x = </text:span></text:p>
            <text:p><text:span text:style-name="T3"><text:s text:c="4"/></text:span><text:span text:style-name="T3">case x of</text:span></text:p>
            <text:p><text:span text:style-name="T3"><text:s text:c="8"/></text:span><text:span text:style-name="T3">1 -&gt; </text:span>"One!" <text:s/></text:p>
            <text:p><text:s text:c="8"/><text:span text:style-name="T3">2 -&gt; </text:span>"Two!" <text:s/></text:p>
            <text:p><text:s text:c="8"/><text:span text:style-name="T3">3 -&gt;</text:span> "Three!" <text:s/></text:p>
            <text:p><text:s text:c="8"/><text:span text:style-name="T3">4 -&gt;</text:span> "Four!" <text:s/></text:p>
            <text:p><text:s text:c="8"/><text:span text:style-name="T3">5 -&gt;</text:span> "Five!" <text:s/></text:p>
            <text:p><text:s text:c="8"/><text:span text:style-name="T3">_ -&gt;</text:span> "It's not between 1 and 5" 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If and Cas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121">Pattern matching and guards are usually more concise</text:p>
              </text:list-item>
              <text:list-item>
                <text:p text:id="id122">If is sometimes used in lambda expressions since syntax in lambdas is limited</text:p>
              </text:list-item>
              <text:list-item>
                <text:p text:id="id123">Case is often used when dealing with possible error condi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 small problem</text:p>
          </draw:text-box>
        </draw:frame>
        <draw:frame presentation:style-name="pr4" draw:layer="layout" svg:width="25.199cm" svg:height="14.906cm" svg:x="1.4cm" svg:y="4.914cm" presentation:class="outline" presentation:user-transformed="true">
          <draw:text-box>
            <text:list text:style-name="L2">
              <text:list-item>
                <text:p text:id="id124">How about a function validMove </text:p>
                <text:list>
                  <text:list-item>
                    <text:p text:id="id125"><text:span text:style-name="T1">validMove :: Int -&gt; [Int] -&gt; Bool</text:span></text:p>
                  </text:list-item>
                  <text:list-item>
                    <text:p text:id="id126">returns True if the list is empty</text:p>
                  </text:list-item>
                  <text:list-item>
                    <text:p text:id="id127">returns True if the number is 'special'</text:p>
                  </text:list-item>
                  <text:list-item>
                    <text:p text:id="id128">calls validMove with the int and the tail of the list if the head of the list is 'invisible'</text:p>
                  </text:list-item>
                  <text:list-item>
                    <text:p text:id="id129">returns True if the int is &gt;= the head of the list</text:p>
                  </text:list-item>
                  <text:list-item>
                    <text:p text:id="id130">returns False otherwise</text:p>
                  </text:list-item>
                </text:list>
              </text:list-item>
              <text:list-item>
                <text:p text:id="id131">The number is special if it is 2, 7 or 10</text:p>
              </text:list-item>
              <text:list-item>
                <text:p text:id="id132">The number is invisible if it is 7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xt worksho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header>
                <text:p>Higher order functions</text:p>
                <text:list>
                  <text:list-item>
                    <text:p>Maps</text:p>
                  </text:list-item>
                  <text:list-item>
                    <text:p>Filters</text:p>
                  </text:list-item>
                  <text:list-item>
                    <text:p>Folds</text:p>
                  </text:list-item>
                  <text:list-item>
                    <text:p>Currying</text:p>
                  </text:list-item>
                  <text:list-item>
                    <text:p>Lambda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ooth</meta:initial-creator>
    <meta:creation-date>2011-04-03T17:58:18</meta:creation-date>
    <meta:editing-duration>PT04H19M09S</meta:editing-duration>
    <meta:editing-cycles>87</meta:editing-cycles>
    <dc:date>2011-05-04T10:11:25</dc:date>
    <dc:creator>James Booth</dc:creator>
    <meta:generator>OpenOffice.org/3.2$Unix OpenOffice.org_project/320m18$Build-9502</meta:generator>
    <meta:document-statistic meta:object-count="140"/>
  </office:meta>
</office:document-meta>
</file>